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InfosWriter.writeTerm( int fieldNumber , byte [ ] termBytes , int termBytes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rmInfosWriter.compareToLastTerm( int fieldNumber , byte [ ] termBytes , int termBytes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rmInfosWriter.add( int fieldNumber , byte [ ] termBytes , int termBytesLength , TermInfo t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rmInfosWriter.initialize( Directory directory , String segment , FieldInfos fis , int interval , boolean is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rmInfosWriter.add( Term term , TermInfo t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rmInfosWriter.initUTF16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InfosWrit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InfosWriter.TermInfosWriter( Directory directory , String segment , FieldInfos fis ,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InfosWriter.TermInfosWriter( Directory directory , String segment , FieldInfos fis , int interval , boolean is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